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Ubuntu1"/>
    </style:style>
    <style:style style:name="P2" style:family="paragraph" style:parent-style-name="Text_20_body">
      <style:paragraph-properties fo:background-color="#e6e6ff">
        <style:background-image/>
      </style:paragraph-properties>
      <style:text-properties style:font-name="Ubuntu1"/>
    </style:style>
    <style:style style:name="P3" style:family="paragraph" style:parent-style-name="Text_20_body">
      <style:paragraph-properties fo:margin-left="0.1161in" fo:margin-right="0in" fo:text-indent="0in" style:auto-text-indent="false" fo:break-before="column" fo:background-color="#e6e6e6">
        <style:background-image/>
      </style:paragraph-properties>
      <style:text-properties style:font-name="Ubuntu1" fo:font-weight="bold" style:font-weight-asian="bold" style:font-weight-complex="bold"/>
    </style:style>
    <style:style style:name="P4" style:family="paragraph" style:parent-style-name="Text_20_body">
      <style:paragraph-properties fo:margin-left="0.1161in" fo:margin-right="0in" fo:text-indent="0in" style:auto-text-indent="false" fo:background-color="#e6e6e6">
        <style:background-image/>
      </style:paragraph-properties>
      <style:text-properties style:font-name="Ubuntu1"/>
    </style:style>
    <style:style style:name="P5" style:family="paragraph" style:parent-style-name="Text_20_body">
      <style:text-properties style:font-name="Ubuntu1"/>
    </style:style>
    <style:style style:name="P6" style:family="paragraph" style:parent-style-name="Standard">
      <style:text-properties fo:color="#000000" style:text-outline="false" style:text-line-through-style="none" style:font-name="Ubuntu1" fo:font-size="9pt" fo:letter-spacing="normal" fo:font-style="normal" fo:text-shadow="none" style:text-underline-style="none" fo:font-weight="normal" style:letter-kerning="true" style:font-name-asian="Ubuntu" style:font-size-asian="9pt" style:font-style-asian="normal" style:font-weight-asian="normal" style:font-name-complex="Ubuntu" style:font-size-complex="9pt" style:font-style-complex="normal" style:font-weight-complex="normal" style:text-emphasize="none" style:text-overline-style="none" style:text-overline-color="font-color"/>
    </style:style>
    <style:style style:name="P7" style:family="paragraph" style:parent-style-name="Heading_20_1">
      <style:text-properties fo:font-variant="small-caps" style:font-name="Ubuntu1" fo:font-size="16.1000003814697pt" style:font-size-asian="16.1000003814697pt" style:font-size-complex="16.1000003814697pt"/>
    </style:style>
    <style:style style:name="Sect1" style:family="section">
      <style:section-properties text:dont-balance-text-columns="false" style:editable="false">
        <style:columns fo:column-count="2">
          <style:column style:rel-width="6516*" fo:start-indent="0in" fo:end-indent="0.0339in"/>
          <style:column style:rel-width="3456*" fo:start-indent="0.0339in" fo:end-indent="0in"/>
        </style:columns>
      </style:section-properties>
    </style:style>
  </office:automatic-styles>
  <office:body>
    <office:text>
      <text:variable-decls>
        <text:variable-decl office:value-type="float" text:name="dateti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<text:conditional-text text:condition="ooow:true" text:string-value-if-true="object.name" text:string-value-if-false="">object.name</text:conditional-text></text:h>
      <text:p text:style-name="P2"><text:conditional-text text:condition="ooow:true" text:string-value-if-true="object.description_teaser" text:string-value-if-false="">object.description_teaser</text:conditional-text></text:p>
      <text:p text:style-name="P2"/>
      <text:p text:style-name="P1"><text:conditional-text text:condition="ooow:true" text:string-value-if-true="object.ambiance" text:string-value-if-false="">object.ambiance</text:conditional-text></text:p>
      <text:p text:style-name="P1"/>
      <text:section text:style-name="Sect1" text:name="Section1">
        <text:p text:style-name="P1"><text:conditional-text text:condition="ooow:true" text:string-value-if-true="object.description" text:string-value-if-false="">object.description</text:conditional-text></text:p>
        <text:p text:style-name="P1"/>
        <text:p text:style-name="P3"><text:conditional-text text:condition="ooow:true" text:string-value-if-true="_('Advice')" text:string-value-if-false="">_('Advice')</text:conditional-text></text:p>
        <text:p text:style-name="P4"><text:conditional-text text:condition="ooow:true" text:string-value-if-true="object.advice" text:string-value-if-false="">object.advice</text:conditional-text></text:p>
      </text:section>
      <text:p text:style-name="P1">Image</text:p>
      <text:p text:style-name="P6"/>
      <text:p text:style-name="P1"><text:conditional-text text:condition="ooow:true" text:string-value-if-true="object.route" text:string-value-if-false="">object.route</text:conditional-text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.0201in" fo:border-left="none" fo:border-right="none" fo:border-top="none" fo:border-bottom="0.99pt solid #4c4c4c" style:shadow="non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le </meta:initial-creator>
    <meta:creation-date>2012-09-10T11:51:31</meta:creation-date>
    <dc:date>2013-03-18T17:11:38</dc:date>
    <dc:creator>mle </dc:creator>
    <meta:editing-duration>PT3H15M10S</meta:editing-duration>
    <meta:editing-cycles>85</meta:editing-cycles>
    <meta:generator>LibreOffice/3.5$Linux_X86_64 LibreOffice_project/350m1$Build-2</meta:generator>
    <meta:document-statistic meta:table-count="0" meta:image-count="0" meta:object-count="0" meta:page-count="1" meta:paragraph-count="8" meta:word-count="8" meta:character-count="110" meta:non-whitespace-character-count="110"/>
  </office:meta>
</office:document-meta>
</file>